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officeooo:rsid="000719db" officeooo:paragraph-rsid="000719db"/>
    </style:style>
    <style:style style:name="P3" style:family="paragraph" style:parent-style-name="Standard" style:list-style-name="L1">
      <style:text-properties officeooo:rsid="000719db" officeooo:paragraph-rsid="000719db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ose you are advising a client whose risk aversion coefficient is 4. What allocation would you suggest to her?</text:p>
      <text:p text:style-name="Standard"/>
      <text:p text:style-name="P2">Answer. </text:p>
      <text:p text:style-name="P2">As explained in the <text:s/>“Optimal Risky Portfolio Choice” Lesson, we need to proceed as follows:</text:p>
      <text:p text:style-name="P2"/>
      <text:list xml:id="list1192348033" text:style-name="L1">
        <text:list-item>
          <text:p text:style-name="P3">Find the portfolio that maximizes the Sharpe Ratio, which is the MVE portfolio.</text:p>
          <text:p text:style-name="P3">The MVE in the case is the following:</text:p>
          <text:p text:style-name="P3"/>
        </text:list-item>
      </text:list>
      <text:p text:style-name="P2"><draw:frame draw:style-name="fr1" draw:name="Object1" text:anchor-type="paragraph" svg:width="6.775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list xml:id="list220623857870749" text:continue-numbering="true" text:style-name="L1">
        <text:list-item>
          <text:p text:style-name="P3">Mix the MVE with the Risk Free asset according to the Risk Aversion levels.</text:p>
        </text:list-item>
      </text:list>
      <text:p text:style-name="P2"/>
      <text:p text:style-name="P2"/>
      <text:p text:style-name="P2"><draw:frame draw:style-name="fr1" draw:name="Object2" text:anchor-type="paragraph" svg:width="6.775cm" svg:height="1.58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ject3" text:anchor-type="paragraph" svg:width="7.631cm" svg:height="5.82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or Risk Aversion = 4, the allocation is highlighted in 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56:23.541000000</meta:creation-date>
    <dc:date>2018-03-27T22:06:22.819000000</dc:date>
    <meta:editing-duration>PT9M59S</meta:editing-duration>
    <meta:editing-cycles>1</meta:editing-cycles>
    <meta:document-statistic meta:table-count="0" meta:image-count="0" meta:object-count="3" meta:page-count="1" meta:paragraph-count="8" meta:word-count="85" meta:character-count="468" meta:non-whitespace-character-count="392"/>
    <meta:generator>LibreOffice/5.4.3.2$Windows_X86_64 LibreOffice_project/92a7159f7e4af62137622921e809f8546db43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rotation-align="none"/>
    </style:style>
    <style:style style:name="ce2" style:family="table-cell" style:parent-style-name="Default">
      <style:table-cell-properties fo:background-color="#fff200"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style:rotation-align="none"/>
    </style:style>
    <style:style style:name="ce6" style:family="table-cell" style:parent-style-name="Default">
      <style:table-cell-properties fo:background-color="#fff200"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ficient Frontier Cal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5"/>
          <table:table-cell table:style-name="ce6" office:value-type="string" calcext:value-type="string">
            <text:p>RETURN</text:p>
          </table:table-cell>
          <table:table-cell table:style-name="ce6" office:value-type="string" calcext:value-type="string">
            <text:p>DEVIATION</text:p>
          </table:table-cell>
        </table:table-row>
        <table:table-row table:style-name="ro2">
          <table:table-cell/>
          <table:table-cell table:style-name="ce6" office:value-type="string" calcext:value-type="string">
            <text:p>MVE</text:p>
          </table:table-cell>
          <table:table-cell table:style-name="ce5" office:value-type="float" office:value="0.0776" calcext:value-type="float">
            <text:p>0.0776</text:p>
          </table:table-cell>
          <table:table-cell table:style-name="ce5" office:value-type="float" office:value="0.0819" calcext:value-type="float">
            <text:p>0.081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22:00:46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rotation-align="none"/>
    </style:style>
    <style:style style:name="ce2" style:family="table-cell" style:parent-style-name="Default">
      <style:table-cell-properties fo:background-color="#fff200"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style:rotation-align="none"/>
    </style:style>
    <style:style style:name="ce6" style:family="table-cell" style:parent-style-name="Default">
      <style:table-cell-properties fo:background-color="#fff200"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ficient Frontier Cals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5"/>
          <table:table-cell table:style-name="ce6" office:value-type="string" calcext:value-type="string">
            <text:p>RETURN</text:p>
          </table:table-cell>
          <table:table-cell table:style-name="ce6" office:value-type="string" calcext:value-type="string">
            <text:p>DEVIATION</text:p>
          </table:table-cell>
        </table:table-row>
        <table:table-row table:style-name="ro2">
          <table:table-cell/>
          <table:table-cell office:value-type="string" calcext:value-type="string">
            <text:p>MVE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819" calcext:value-type="float">
            <text:p>0.0819</text:p>
          </table:table-cell>
        </table:table-row>
        <table:table-row table:style-name="ro2">
          <table:table-cell/>
          <table:table-cell office:value-type="string" calcext:value-type="string">
            <text:p>Risk-Free</text:p>
          </table:table-cell>
          <table:table-cell office:value-type="float" office:value="0.03" calcext:value-type="float">
            <text:p>0.03</text:p>
          </table:table-cell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22:03:45.2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71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38.69pt"/>
    </style:style>
    <style:style style:name="co5" style:family="table-column">
      <style:table-column-properties fo:break-before="auto" style:column-width="28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2e0ae" style:text-align-source="fix" style:repeat-content="false" style:rotation-align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e0ae" style:text-align-source="fix" style:repeat-content="false" style:rotation-align="none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style:rotation-align="none"/>
      <style:paragraph-properties fo:text-align="center" fo:margin-left="0pt"/>
    </style:style>
    <style:style style:name="ce4" style:family="table-cell" style:parent-style-name="Default" style:data-style-name="N126">
      <style:table-cell-properties fo:background-color="#c2e0ae" style:text-align-source="fix" style:repeat-content="false" style:rotation-align="none"/>
      <style:paragraph-properties fo:text-align="center" fo:margin-left="0pt"/>
    </style:style>
    <style:style style:name="ce5" style:family="table-cell" style:parent-style-name="Default" style:data-style-name="N126">
      <style:table-cell-properties fo:background-color="#ef413d" style:text-align-source="fix" style:repeat-content="false" style:rotation-align="none"/>
      <style:paragraph-properties fo:text-align="center" fo:margin-left="0pt"/>
    </style:style>
    <style:style style:name="ce6" style:family="table-cell" style:parent-style-name="Default" style:data-style-name="N10">
      <style:table-cell-properties fo:background-color="#c2e0ae" style:text-align-source="fix" style:repeat-content="false" style:rotation-align="none"/>
      <style:paragraph-properties fo:text-align="center" fo:margin-left="0pt"/>
    </style:style>
    <style:style style:name="ce7" style:family="table-cell" style:parent-style-name="Default" style:data-style-name="N10">
      <style:table-cell-properties fo:background-color="#ef413d" style:text-align-source="fix" style:repeat-content="false" style:rotation-align="none"/>
      <style:paragraph-properties fo:text-align="center" fo:margin-left="0pt"/>
    </style:style>
    <style:style style:name="ce15" style:family="table-cell" style:parent-style-name="Default">
      <style:table-cell-properties fo:background-color="#c2e0ae" style:text-align-source="fix" style:repeat-content="false" style:rotation-align="non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2e0ae" style:text-align-source="fix" style:repeat-content="false" style:rotation-align="none"/>
      <style:paragraph-properties fo:text-align="center" fo:margin-left="0pt"/>
    </style:style>
    <style:style style:name="ce17" style:family="table-cell" style:parent-style-name="Default">
      <style:table-cell-properties fo:background-color="#ef413d" style:text-align-source="fix" style:repeat-content="false" style:rotation-align="none"/>
      <style:paragraph-properties fo:text-align="center" fo:margin-left="0pt"/>
    </style:style>
    <style:style style:name="ce18" style:family="table-cell" style:parent-style-name="Default" style:data-style-name="N126">
      <style:table-cell-properties fo:background-color="#c2e0ae" style:text-align-source="fix" style:repeat-content="false" style:rotation-align="none"/>
      <style:paragraph-properties fo:text-align="center" fo:margin-left="0pt"/>
    </style:style>
    <style:style style:name="ce19" style:family="table-cell" style:parent-style-name="Default" style:data-style-name="N126">
      <style:table-cell-properties fo:background-color="#ef413d" style:text-align-source="fix" style:repeat-content="false" style:rotation-align="none"/>
      <style:paragraph-properties fo:text-align="center" fo:margin-left="0pt"/>
    </style:style>
    <style:style style:name="ce20" style:family="table-cell" style:parent-style-name="Default" style:data-style-name="N10">
      <style:table-cell-properties fo:background-color="#c2e0ae" style:text-align-source="fix" style:repeat-content="false" style:rotation-align="none"/>
      <style:paragraph-properties fo:text-align="center" fo:margin-left="0pt"/>
    </style:style>
    <style:style style:name="ce21" style:family="table-cell" style:parent-style-name="Default" style:data-style-name="N10">
      <style:table-cell-properties fo:background-color="#ef413d" style:text-align-source="fix" style:repeat-content="false" style:rotation-align="non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ficient Frontier Cals" table:style-name="ta1">
        <table:table-column table:style-name="co1" table:number-columns-repeated="12" table:default-cell-style-name="Default"/>
        <table:table-column table:style-name="co2" table:default-cell-style-name="ce16"/>
        <table:table-column table:style-name="co3" table:default-cell-style-name="ce18"/>
        <table:table-column table:style-name="co4" table:default-cell-style-name="ce18"/>
        <table:table-column table:style-name="co1" table:default-cell-style-name="ce20"/>
        <table:table-column table:style-name="co5" table:default-cell-style-name="ce20"/>
        <table:table-row table:style-name="ro1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2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w_MVE</text:p>
          </table:table-cell>
          <table:table-cell table:style-name="ce15" office:value-type="string" calcext:value-type="string">
            <text:p>w_RF</text:p>
          </table:table-cell>
          <table:table-cell table:style-name="ce15" office:value-type="string" calcext:value-type="string">
            <text:p>E[r]</text:p>
          </table:table-cell>
          <table:table-cell table:style-name="ce15" office:value-type="string" calcext:value-type="string">
            <text:p>STD</text:p>
          </table:table-cell>
        </table:table-row>
        <table:table-row table:style-name="ro2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7.09641735282761" calcext:value-type="float">
            <text:p>7.096</text:p>
          </table:table-cell>
          <table:table-cell table:formula="of:=1-[.N3]" office:value-type="float" office:value="-6.09641735282761" calcext:value-type="float">
            <text:p>-6.096</text:p>
          </table:table-cell>
          <table:table-cell office:value-type="percentage" office:value="0.367789465994594" calcext:value-type="percentage">
            <text:p>37%</text:p>
          </table:table-cell>
          <table:table-cell office:value-type="percentage" office:value="0.581196581196581" calcext:value-type="percentage">
            <text:p>58%</text:p>
          </table:table-cell>
        </table:table-row>
        <table:table-row table:style-name="ro2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.5482086764138" calcext:value-type="float">
            <text:p>3.548</text:p>
          </table:table-cell>
          <table:table-cell table:formula="of:=1-[.N4]" office:value-type="float" office:value="-2.5482086764138" calcext:value-type="float">
            <text:p>-2.548</text:p>
          </table:table-cell>
          <table:table-cell office:value-type="percentage" office:value="0.198894732997297" calcext:value-type="percentage">
            <text:p>20%</text:p>
          </table:table-cell>
          <table:table-cell office:value-type="percentage" office:value="0.290598290598291" calcext:value-type="percentage">
            <text:p>29%</text:p>
          </table:table-cell>
        </table:table-row>
        <table:table-row table:style-name="ro2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.36547245094254" calcext:value-type="float">
            <text:p>2.365</text:p>
          </table:table-cell>
          <table:table-cell table:formula="of:=1-[.N5]" office:value-type="float" office:value="-1.36547245094254" calcext:value-type="float">
            <text:p>-1.365</text:p>
          </table:table-cell>
          <table:table-cell office:value-type="percentage" office:value="0.142596488664865" calcext:value-type="percentage">
            <text:p>14%</text:p>
          </table:table-cell>
          <table:table-cell office:value-type="percentage" office:value="0.193732193732194" calcext:value-type="percentage">
            <text:p>19%</text:p>
          </table:table-cell>
        </table:table-row>
        <table:table-row table:style-name="ro2">
          <table:table-cell table:number-columns-repeated="12"/>
          <table:table-cell table:style-name="ce17" office:value-type="float" office:value="4" calcext:value-type="float">
            <text:p>4</text:p>
          </table:table-cell>
          <table:table-cell table:style-name="ce19" office:value-type="float" office:value="1.7741043382069" calcext:value-type="float">
            <text:p>1.774</text:p>
          </table:table-cell>
          <table:table-cell table:style-name="ce19" table:formula="of:=1-[.N6]" office:value-type="float" office:value="-0.7741043382069" calcext:value-type="float">
            <text:p>-0.774</text:p>
          </table:table-cell>
          <table:table-cell table:style-name="ce21" office:value-type="percentage" office:value="0.114447366498649" calcext:value-type="percentage">
            <text:p>11%</text:p>
          </table:table-cell>
          <table:table-cell table:style-name="ce21" office:value-type="percentage" office:value="0.145299145299145" calcext:value-type="percentage">
            <text:p>15%</text:p>
          </table:table-cell>
        </table:table-row>
        <table:table-row table:style-name="ro2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1.41928347056552" calcext:value-type="float">
            <text:p>1.419</text:p>
          </table:table-cell>
          <table:table-cell table:formula="of:=1-[.N7]" office:value-type="float" office:value="-0.41928347056552" calcext:value-type="float">
            <text:p>-0.419</text:p>
          </table:table-cell>
          <table:table-cell office:value-type="percentage" office:value="0.0975578931989188" calcext:value-type="percentage">
            <text:p>10%</text:p>
          </table:table-cell>
          <table:table-cell office:value-type="percentage" office:value="0.116239316239316" calcext:value-type="percentage">
            <text:p>12%</text:p>
          </table:table-cell>
        </table:table-row>
        <table:table-row table:style-name="ro2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1.18273622547127" calcext:value-type="float">
            <text:p>1.183</text:p>
          </table:table-cell>
          <table:table-cell table:formula="of:=1-[.N8]" office:value-type="float" office:value="-0.18273622547127" calcext:value-type="float">
            <text:p>-0.183</text:p>
          </table:table-cell>
          <table:table-cell office:value-type="percentage" office:value="0.0862982443324324" calcext:value-type="percentage">
            <text:p>9%</text:p>
          </table:table-cell>
          <table:table-cell office:value-type="percentage" office:value="0.0968660968660969" calcext:value-type="percentage">
            <text:p>10%</text:p>
          </table:table-cell>
        </table:table-row>
        <table:table-row table:style-name="ro2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1.0137739075468" calcext:value-type="float">
            <text:p>1.014</text:p>
          </table:table-cell>
          <table:table-cell table:formula="of:=1-[.N9]" office:value-type="float" office:value="-0.0137739075468" calcext:value-type="float">
            <text:p>-0.014</text:p>
          </table:table-cell>
          <table:table-cell office:value-type="percentage" office:value="0.0782556379992278" calcext:value-type="percentage">
            <text:p>8%</text:p>
          </table:table-cell>
          <table:table-cell office:value-type="percentage" office:value="0.083028083028083" calcext:value-type="percentage">
            <text:p>8%</text:p>
          </table:table-cell>
        </table:table-row>
        <table:table-row table:style-name="ro2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0.887052169103451" calcext:value-type="float">
            <text:p>0.887</text:p>
          </table:table-cell>
          <table:table-cell table:formula="of:=1-[.N10]" office:value-type="float" office:value="0.112947830896549" calcext:value-type="float">
            <text:p>0.113</text:p>
          </table:table-cell>
          <table:table-cell office:value-type="percentage" office:value="0.0722236832493243" calcext:value-type="percentage">
            <text:p>7%</text:p>
          </table:table-cell>
          <table:table-cell office:value-type="percentage" office:value="0.0726495726495727" calcext:value-type="percentage">
            <text:p>7%</text:p>
          </table:table-cell>
        </table:table-row>
        <table:table-row table:style-name="ro2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0.788490816980845" calcext:value-type="float">
            <text:p>0.788</text:p>
          </table:table-cell>
          <table:table-cell table:formula="of:=1-[.N11]" office:value-type="float" office:value="0.211509183019155" calcext:value-type="float">
            <text:p>0.212</text:p>
          </table:table-cell>
          <table:table-cell office:value-type="percentage" office:value="0.0675321628882882" calcext:value-type="percentage">
            <text:p>7%</text:p>
          </table:table-cell>
          <table:table-cell office:value-type="percentage" office:value="0.0645773979107312" calcext:value-type="percentage">
            <text:p>6%</text:p>
          </table:table-cell>
        </table:table-row>
        <table:table-row table:style-name="ro2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0.709641735282761" calcext:value-type="float">
            <text:p>0.710</text:p>
          </table:table-cell>
          <table:table-cell table:formula="of:=1-[.N12]" office:value-type="float" office:value="0.290358264717239" calcext:value-type="float">
            <text:p>0.290</text:p>
          </table:table-cell>
          <table:table-cell office:value-type="percentage" office:value="0.0637789465994594" calcext:value-type="percentage">
            <text:p>6%</text:p>
          </table:table-cell>
          <table:table-cell office:value-type="percentage" office:value="0.0581196581196581" calcext:value-type="percentage">
            <text:p>6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22:04:18.9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